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aban 6 no leak" table:style-name="ta1">
        <table:shapes>
          <draw:frame draw:z-index="0" draw:style-name="gr1" draw:text-style-name="P1" svg:width="9in" svg:height="4in" svg:x="1.778in" svg:y="0in">
            <draw:object draw:notify-on-update-of-ranges="'Faban 6 no leak'.A1:'Faban 6 no leak'.A1 'Faban 6 no leak'.B1:'Faban 6 no leak'.B1 'Faban 6 no leak'.A2:'Faban 6 no leak'.A2 'Faban 6 no leak'.B2:'Faban 6 no leak'.B2 'Faban 6 no leak'.A3:'Faban 6 no leak'.A3 'Faban 6 no leak'.B3:'Faban 6 no leak'.B3 'Faban 6 no leak'.A4:'Faban 6 no leak'.A4 'Faban 6 no leak'.B4:'Faban 6 no leak'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18265" calcext:value-type="float">
            <text:p>818265</text:p>
          </table:table-cell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23862" calcext:value-type="float">
            <text:p>823862</text:p>
          </table:table-cell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18863" calcext:value-type="float">
            <text:p>818863</text:p>
          </table:table-cell>
        </table:table-row>
        <table:table-row table:style-name="ro1">
          <table:table-cell office:value-type="string" calcext:value-type="string">
            <text:p>Priemer</text:p>
          </table:table-cell>
          <table:table-cell table:formula="of:=AVERAGE([.B1];[.B2];[.B3])" office:value-type="float" office:value="820330" calcext:value-type="float">
            <text:p>82033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5597" calcext:value-type="float">
            <text:p>5597</text:p>
          </table:table-cell>
        </table:table-row>
      </table:table>
      <table:table table:name="Faban 6 leak" table:style-name="ta1">
        <table:shapes>
          <draw:frame draw:z-index="0" draw:style-name="gr1" draw:text-style-name="P1" svg:width="9in" svg:height="4in" svg:x="1.778in" svg:y="0in">
            <draw:object draw:notify-on-update-of-ranges="'Faban 6 leak'.A1:'Faban 6 leak'.A1 'Faban 6 leak'.B1:'Faban 6 leak'.B1 'Faban 6 leak'.A2:'Faban 6 leak'.A2 'Faban 6 leak'.B2:'Faban 6 leak'.B2 'Faban 6 leak'.A3:'Faban 6 leak'.A3 'Faban 6 leak'.B3:'Faban 6 leak'.B3 'Faban 6 leak'.A4:'Faban 6 leak'.A4 'Faban 6 leak'.B4:'Faban 6 leak'.B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vá iterácia</text:p>
          </table:table-cell>
          <table:table-cell office:value-type="float" office:value="822346" calcext:value-type="float">
            <text:p>822346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Druhá iterácia</text:p>
          </table:table-cell>
          <table:table-cell office:value-type="float" office:value="817627" calcext:value-type="float">
            <text:p>817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tia iterácia</text:p>
          </table:table-cell>
          <table:table-cell office:value-type="float" office:value="818486" calcext:value-type="float">
            <text:p>8184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emer</text:p>
          </table:table-cell>
          <table:table-cell table:style-name="ce1" table:formula="of:=AVERAGE([.B1];[.B2];[.B3])" office:value-type="float" office:value="819486.333333333" calcext:value-type="float">
            <text:p>819486.3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ozptyl</text:p>
          </table:table-cell>
          <table:table-cell table:formula="of:=MAX([.B1:.B3])-MIN([.B1:.B3])" office:value-type="float" office:value="4719" calcext:value-type="float">
            <text:p>4719</text:p>
          </table:table-cell>
          <table:table-cell table:number-columns-repeated="5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23:58:25.832021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1T18:29:11.005380133</meta:creation-date>
    <meta:generator>LibreOffice/4.2.7.2$Linux_X86_64 LibreOffice_project/420m0$Build-2</meta:generator>
    <dc:date>2014-12-31T19:26:30.624145006</dc:date>
    <meta:editing-duration>P0D</meta:editing-duration>
    <meta:editing-cycles>1</meta:editing-cycles>
    <meta:document-statistic meta:table-count="2" meta:cell-count="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Faban 6 no leak'.A1:'Faban 6 no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6 no leak'.B1:'Faban 6 no leak'.B1" chart:label-cell-address="'Faban 6 no leak'.A1:'Faban 6 no leak'.A1" chart:class="chart:bar">
            <chart:data-point/>
          </chart:series>
          <chart:series chart:style-name="ch10" chart:values-cell-range-address="'Faban 6 no leak'.B2:'Faban 6 no leak'.B2" chart:label-cell-address="'Faban 6 no leak'.A2:'Faban 6 no leak'.A2" chart:class="chart:bar">
            <chart:data-point/>
          </chart:series>
          <chart:series chart:style-name="ch11" chart:values-cell-range-address="'Faban 6 no leak'.B3:'Faban 6 no leak'.B3" chart:label-cell-address="'Faban 6 no leak'.A3:'Faban 6 no leak'.A3" chart:class="chart:bar">
            <chart:data-point/>
          </chart:series>
          <chart:series chart:style-name="ch12" chart:values-cell-range-address="'Faban 6 no leak'.B4:'Faban 6 no leak'.B4" chart:label-cell-address="'Faban 6 no leak'.A4:'Faban 6 no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6 no leak'.A1:'Faban 6 no leak'.A1</svg:desc>
                </draw:g>
              </table:table-cell>
              <table:table-cell office:value-type="float" office:value="818265">
                <text:p>818265</text:p>
                <draw:g>
                  <svg:desc>'Faban 6 no leak'.B1:'Faban 6 no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6 no leak'.A2:'Faban 6 no leak'.A2</svg:desc>
                </draw:g>
              </table:table-cell>
              <table:table-cell office:value-type="float" office:value="823862">
                <text:p>823862</text:p>
                <draw:g>
                  <svg:desc>'Faban 6 no leak'.B2:'Faban 6 no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6 no leak'.A3:'Faban 6 no leak'.A3</svg:desc>
                </draw:g>
              </table:table-cell>
              <table:table-cell office:value-type="float" office:value="818863">
                <text:p>818863</text:p>
                <draw:g>
                  <svg:desc>'Faban 6 no leak'.B3:'Faban 6 no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6 no leak'.A4:'Faban 6 no leak'.A4</svg:desc>
                </draw:g>
              </table:table-cell>
              <table:table-cell office:value-type="float" office:value="820330">
                <text:p>820330</text:p>
                <draw:g>
                  <svg:desc>'Faban 6 no leak'.B4:'Faban 6 no leak'.B4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121">
      <style:chart-properties chart:link-data-style-to-source="tru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61cm" svg:height="10.161cm" xlink:href=".." xlink:type="simple" chart:class="chart:bar" chart:style-name="ch1">
        <chart:legend chart:legend-position="end" svg:x="19.989cm" svg:y="4.034cm" style:legend-expansion="high" chart:style-name="ch2"/>
        <chart:plot-area chart:style-name="ch3" table:cell-range-address="'Faban 6 leak'.A1:'Faban 6 leak'.B4" chart:data-source-has-labels="column" svg:x="1.665cm" svg:y="0.203cm" svg:width="17.867cm" svg:height="8.577cm">
          <chartooo:coordinate-region svg:x="3.027cm" svg:y="0.402cm" svg:width="16.505cm" svg:height="8.179cm"/>
          <chart:axis chart:dimension="x" chart:name="primary-x" chart:style-name="ch4">
            <chart:title svg:x="9.331cm" svg:y="8.984cm" chart:style-name="ch5">
              <text:p>Iterácia testu</text:p>
            </chart:title>
          </chart:axis>
          <chart:axis chart:dimension="y" chart:name="primary-y" chart:style-name="ch6">
            <chart:title svg:x="0.451cm" svg:y="7.478cm" chart:style-name="ch7">
              <text:p>Počet vykonaných požiadaviek</text:p>
            </chart:title>
            <chart:grid chart:style-name="ch8" chart:class="major"/>
          </chart:axis>
          <chart:series chart:style-name="ch9" chart:values-cell-range-address="'Faban 6 leak'.B1:'Faban 6 leak'.B1" chart:label-cell-address="'Faban 6 leak'.A1:'Faban 6 leak'.A1" chart:class="chart:bar">
            <chart:data-point/>
          </chart:series>
          <chart:series chart:style-name="ch10" chart:values-cell-range-address="'Faban 6 leak'.B2:'Faban 6 leak'.B2" chart:label-cell-address="'Faban 6 leak'.A2:'Faban 6 leak'.A2" chart:class="chart:bar">
            <chart:data-point/>
          </chart:series>
          <chart:series chart:style-name="ch11" chart:values-cell-range-address="'Faban 6 leak'.B3:'Faban 6 leak'.B3" chart:label-cell-address="'Faban 6 leak'.A3:'Faban 6 leak'.A3" chart:class="chart:bar">
            <chart:data-point/>
          </chart:series>
          <chart:series chart:style-name="ch12" chart:values-cell-range-address="'Faban 6 leak'.B4:'Faban 6 leak'.B4" chart:label-cell-address="'Faban 6 leak'.A4:'Faban 6 leak'.A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rvá iterácia</text:p>
                <draw:g>
                  <svg:desc>'Faban 6 leak'.A1:'Faban 6 leak'.A1</svg:desc>
                </draw:g>
              </table:table-cell>
              <table:table-cell office:value-type="float" office:value="822346">
                <text:p>822346</text:p>
                <draw:g>
                  <svg:desc>'Faban 6 leak'.B1:'Faban 6 leak'.B1</svg:desc>
                </draw:g>
              </table:table-cell>
            </table:table-row>
            <table:table-row>
              <table:table-cell office:value-type="string">
                <text:p>Druhá iterácia</text:p>
                <draw:g>
                  <svg:desc>'Faban 6 leak'.A2:'Faban 6 leak'.A2</svg:desc>
                </draw:g>
              </table:table-cell>
              <table:table-cell office:value-type="float" office:value="817627">
                <text:p>817627</text:p>
                <draw:g>
                  <svg:desc>'Faban 6 leak'.B2:'Faban 6 leak'.B2</svg:desc>
                </draw:g>
              </table:table-cell>
            </table:table-row>
            <table:table-row>
              <table:table-cell office:value-type="string">
                <text:p>Tretia iterácia</text:p>
                <draw:g>
                  <svg:desc>'Faban 6 leak'.A3:'Faban 6 leak'.A3</svg:desc>
                </draw:g>
              </table:table-cell>
              <table:table-cell office:value-type="float" office:value="818486">
                <text:p>818486</text:p>
                <draw:g>
                  <svg:desc>'Faban 6 leak'.B3:'Faban 6 leak'.B3</svg:desc>
                </draw:g>
              </table:table-cell>
            </table:table-row>
            <table:table-row>
              <table:table-cell office:value-type="string">
                <text:p>Priemer</text:p>
                <draw:g>
                  <svg:desc>'Faban 6 leak'.A4:'Faban 6 leak'.A4</svg:desc>
                </draw:g>
              </table:table-cell>
              <table:table-cell office:value-type="float" office:value="819486.333333333">
                <text:p>819486.333333333</text:p>
                <draw:g>
                  <svg:desc>'Faban 6 leak'.B4:'Faban 6 leak'.B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